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E8000000DA45B90349.png" manifest:media-type=""/>
  <manifest:file-entry manifest:full-path="Pictures/10000000000001900000007EBF3D0A76.png" manifest:media-type=""/>
  <manifest:file-entry manifest:full-path="Pictures/1000000000000AE6000003C01BD3A95B.png" manifest:media-type=""/>
  <manifest:file-entry manifest:full-path="Pictures/20000001000051DB00003F414FA3D18C.sv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5.4cm" svg:height="19.634cm" svg:x="6.128cm" svg:y="1.088cm">
          <draw:image xlink:href="Pictures/20000001000051DB00003F414FA3D18C.svg" xlink:type="simple" xlink:show="embed" xlink:actuate="onLoad">
            <text:p/>
          </draw:image>
        </draw:frame>
        <draw:frame draw:style-name="gr1" draw:text-style-name="P1" draw:layer="layout" svg:width="15.24cm" svg:height="5.258cm" svg:x="6.926cm" svg:y="14.953cm">
          <draw:image xlink:href="Pictures/1000000000000AE6000003C01BD3A95B.png" xlink:type="simple" xlink:show="embed" xlink:actuate="onLoad">
            <text:p/>
          </draw:image>
        </draw:frame>
        <draw:frame draw:style-name="gr1" draw:text-style-name="P1" draw:layer="layout" svg:width="10.582cm" svg:height="3.333cm" svg:x="4.48cm" svg:y="11.605cm">
          <draw:image xlink:href="Pictures/10000000000001900000007EBF3D0A76.png" xlink:type="simple" xlink:show="embed" xlink:actuate="onLoad">
            <text:p/>
          </draw:image>
        </draw:frame>
        <draw:frame draw:style-name="gr1" draw:text-style-name="P1" draw:layer="layout" svg:width="6.137cm" svg:height="5.767cm" svg:x="16.618cm" svg:y="9.965cm">
          <draw:image xlink:href="Pictures/10000000000000E8000000DA45B9034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han White</meta:initial-creator>
    <meta:creation-date>2013-03-23T06:29:23</meta:creation-date>
    <meta:editing-duration>P0D</meta:editing-duration>
    <meta:editing-cycles>2</meta:editing-cycles>
    <dc:date>2013-03-23T06:37:12</dc:date>
    <dc:creator>Ethan White</dc:creator>
    <meta:document-statistic meta:object-count="27"/>
    <meta:generator>LibreOffice/3.6$Linux_X86_64 LibreOffice_project/360m1$Build-2</meta:generator>
  </office:meta>
</office:document-meta>
</file>